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UmePlus P Gothic" svg:font-family="'UmePlus P Gothic'" style:font-family-generic="roman" style:font-pitch="variable"/>
    <style:font-face style:name="UmePlus P Gothic1" svg:font-family="'UmePlus P Gothic'" style:font-family-generic="swiss" style:font-pitch="variable"/>
    <style:font-face style:name="UmePlus P Gothic2" svg:font-family="'UmePlus P Goth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mePlus P Gothic" svg:font-family="'UmePlus P Gothic'" style:font-family-generic="roman" style:font-pitch="variable"/>
    <style:font-face style:name="UmePlus P Gothic1" svg:font-family="'UmePlus P Gothic'" style:font-family-generic="swiss" style:font-pitch="variable"/>
    <style:font-face style:name="UmePlus P Gothic2" svg:font-family="'UmePlus P Gothic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mePlus P Gothic" fo:font-size="12pt" fo:language="en" fo:country="US" style:letter-kerning="true" style:font-name-asian="UmePlus P Gothic2" style:font-size-asian="10.5pt" style:language-asian="ja" style:country-asian="JP" style:font-name-complex="UmePlus P Gothic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UmePlus P Gothic1" fo:font-size="14pt" style:font-name-asian="UmePlus P Gothic2" style:font-size-asian="14pt" style:font-name-complex="UmePlus P Gothic2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yle sheet 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9T17:37:14</meta:creation-date>
    <dc:date>2009-02-25T18:40:46</dc:date>
    <meta:editing-duration>PT00H01M43S</meta:editing-duration>
    <meta:editing-cycles>3</meta:editing-cycles>
    <meta:generator>OpenOffice.org/3.0$Linux OpenOffice.org_project/300m9$Build-9358</meta:generator>
    <meta:document-statistic meta:table-count="0" meta:image-count="0" meta:object-count="0" meta:page-count="1" meta:paragraph-count="1" meta:word-count="3" meta:character-count="14"/>
  </office:meta>
</office:document-meta>
</file>